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4f0f1" officeooo:paragraph-rsid="0014f0f1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760c9" officeooo:paragraph-rsid="001760c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7c84e" officeooo:paragraph-rsid="0017c84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f5392" officeooo:paragraph-rsid="001f539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345d59" officeooo:paragraph-rsid="00345d5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fo:font-weight="normal" officeooo:rsid="00345d59" officeooo:paragraph-rsid="00345d59" style:font-size-asian="16pt" style:font-weight-asian="normal" style:font-size-complex="16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6pt" fo:font-weight="normal" officeooo:rsid="0017c605" officeooo:paragraph-rsid="0017c605" style:font-size-asian="16pt" style:font-weight-asian="normal" style:font-size-complex="16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font-size="16pt" fo:font-weight="normal" officeooo:rsid="0019ad6d" officeooo:paragraph-rsid="0019ad6d" style:font-size-asian="16pt" style:font-weight-asian="normal" style:font-size-complex="16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6pt" fo:font-weight="normal" officeooo:rsid="001b6214" officeooo:paragraph-rsid="001b6214" style:font-size-asian="16pt" style:font-weight-asian="normal" style:font-size-complex="16pt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font-size="16pt" fo:font-weight="normal" officeooo:rsid="001d5290" officeooo:paragraph-rsid="001d5290" style:font-size-asian="16pt" style:font-weight-asian="normal" style:font-size-complex="16pt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font-size="16pt" fo:font-weight="normal" officeooo:rsid="001f0ac9" officeooo:paragraph-rsid="001f0ac9" style:font-size-asian="16pt" style:font-weight-asian="normal" style:font-size-complex="16pt" style:font-weight-complex="normal"/>
    </style:style>
    <style:style style:name="P19" style:family="paragraph" style:parent-style-name="Standard" style:list-style-name="L3">
      <style:paragraph-properties fo:text-align="justify" style:justify-single-word="false"/>
      <style:text-properties fo:font-size="16pt" fo:font-weight="normal" officeooo:rsid="002307ef" officeooo:paragraph-rsid="002307ef" style:font-size-asian="16pt" style:font-weight-asian="normal" style:font-size-complex="16pt" style:font-weight-complex="normal"/>
    </style:style>
    <style:style style:name="P20" style:family="paragraph" style:parent-style-name="Standard" style:list-style-name="L3">
      <style:paragraph-properties fo:text-align="justify" style:justify-single-word="false"/>
      <style:text-properties fo:font-size="16pt" fo:font-weight="normal" officeooo:rsid="0024bbd5" officeooo:paragraph-rsid="0024bbd5" style:font-size-asian="16pt" style:font-weight-asian="normal" style:font-size-complex="16pt" style:font-weight-complex="normal"/>
    </style:style>
    <style:style style:name="P21" style:family="paragraph" style:parent-style-name="Standard" style:list-style-name="L3">
      <style:paragraph-properties fo:text-align="justify" style:justify-single-word="false"/>
      <style:text-properties fo:font-size="16pt" fo:font-weight="normal" officeooo:rsid="00281c70" officeooo:paragraph-rsid="00281c70" style:font-size-asian="16pt" style:font-weight-asian="normal" style:font-size-complex="16pt" style:font-weight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fo:font-size="16pt" fo:font-weight="normal" officeooo:rsid="002a1788" officeooo:paragraph-rsid="002a1788" style:font-size-asian="16pt" style:font-weight-asian="normal" style:font-size-complex="16pt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fo:font-size="16pt" fo:font-weight="normal" officeooo:rsid="002a36b7" officeooo:paragraph-rsid="002a36b7" style:font-size-asian="16pt" style:font-weight-asian="normal" style:font-size-complex="16pt" style:font-weight-complex="normal"/>
    </style:style>
    <style:style style:name="P24" style:family="paragraph" style:parent-style-name="Standard" style:list-style-name="L3">
      <style:paragraph-properties fo:text-align="justify" style:justify-single-word="false"/>
      <style:text-properties fo:font-size="16pt" fo:font-weight="normal" officeooo:rsid="002bdde8" officeooo:paragraph-rsid="002bdde8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fo:font-size="16pt" fo:font-weight="normal" officeooo:rsid="002d4496" officeooo:paragraph-rsid="002d4496" style:font-size-asian="16pt" style:font-weight-asian="normal" style:font-size-complex="16pt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fo:font-size="16pt" fo:font-weight="normal" officeooo:rsid="002f3dea" officeooo:paragraph-rsid="002f3dea" style:font-size-asian="16pt" style:font-weight-asian="normal" style:font-size-complex="16pt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fo:font-size="16pt" fo:font-weight="normal" officeooo:rsid="0030c328" officeooo:paragraph-rsid="0030c328" style:font-size-asian="16pt" style:font-weight-asian="normal" style:font-size-complex="16pt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fo:font-size="16pt" fo:font-weight="normal" officeooo:rsid="002fee14" officeooo:paragraph-rsid="002fee14" style:font-size-asian="16pt" style:font-weight-asian="normal" style:font-size-complex="16pt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fo:font-size="16pt" fo:font-weight="normal" officeooo:rsid="003ae151" officeooo:paragraph-rsid="003ae151" style:font-size-asian="16pt" style:font-weight-asian="normal" style:font-size-complex="16pt" style:font-weight-complex="normal"/>
    </style:style>
    <style:style style:name="P31" style:family="paragraph" style:parent-style-name="Standard" style:list-style-name="L4">
      <style:paragraph-properties fo:text-align="justify" style:justify-single-word="false"/>
      <style:text-properties fo:font-size="16pt" fo:font-weight="normal" officeooo:rsid="003ae151" officeooo:paragraph-rsid="003ae151" style:font-size-asian="16pt" style:font-weight-asian="normal" style:font-size-complex="16pt" style:font-weight-complex="normal"/>
    </style:style>
    <style:style style:name="P32" style:family="paragraph" style:parent-style-name="Standard" style:list-style-name="L4">
      <style:paragraph-properties fo:text-align="justify" style:justify-single-word="false"/>
      <style:text-properties fo:font-size="16pt" fo:font-weight="normal" officeooo:rsid="00371e29" officeooo:paragraph-rsid="00371e29" style:font-size-asian="16pt" style:font-weight-asian="normal" style:font-size-complex="16pt" style:font-weight-complex="normal"/>
    </style:style>
    <style:style style:name="P33" style:family="paragraph" style:parent-style-name="Standard" style:list-style-name="L4">
      <style:paragraph-properties fo:text-align="justify" style:justify-single-word="false"/>
      <style:text-properties fo:font-size="16pt" fo:font-weight="normal" officeooo:rsid="00390f54" officeooo:paragraph-rsid="00390f54" style:font-size-asian="16pt" style:font-weight-asian="normal" style:font-size-complex="16pt" style:font-weight-complex="normal"/>
    </style:style>
    <style:style style:name="P34" style:family="paragraph" style:parent-style-name="Standard" style:list-style-name="L4">
      <style:paragraph-properties fo:text-align="justify" style:justify-single-word="false"/>
      <style:text-properties fo:font-size="16pt" fo:font-weight="normal" officeooo:rsid="003aa26a" officeooo:paragraph-rsid="003aa26a" style:font-size-asian="16pt" style:font-weight-asian="normal" style:font-size-complex="16pt" style:font-weight-complex="normal"/>
    </style:style>
    <style:style style:name="P35" style:family="paragraph" style:parent-style-name="Standard" style:list-style-name="L4">
      <style:paragraph-properties fo:text-align="justify" style:justify-single-word="false"/>
      <style:text-properties fo:font-size="16pt" fo:font-weight="normal" officeooo:rsid="003c86b5" officeooo:paragraph-rsid="003c86b5" style:font-size-asian="16pt" style:font-weight-asian="normal" style:font-size-complex="16pt" style:font-weight-complex="normal"/>
    </style:style>
    <style:style style:name="P36" style:family="paragraph" style:parent-style-name="Standard" style:list-style-name="L4">
      <style:paragraph-properties fo:text-align="justify" style:justify-single-word="false"/>
      <style:text-properties fo:font-size="16pt" fo:font-weight="normal" officeooo:rsid="003d7640" officeooo:paragraph-rsid="003d7640" style:font-size-asian="16pt" style:font-weight-asian="normal" style:font-size-complex="16pt" style:font-weight-complex="normal"/>
    </style:style>
    <style:style style:name="P37" style:family="paragraph" style:parent-style-name="Standard" style:list-style-name="L2">
      <style:paragraph-properties fo:text-align="justify" style:justify-single-word="false"/>
      <style:text-properties fo:font-size="16pt" officeooo:paragraph-rsid="001b6214" style:font-size-asian="16pt" style:font-size-complex="16pt"/>
    </style:style>
    <style:style style:name="P38" style:family="paragraph" style:parent-style-name="Standard" style:list-style-name="L3">
      <style:paragraph-properties fo:text-align="justify" style:justify-single-word="false"/>
      <style:text-properties fo:font-size="16pt" fo:font-weight="bold" officeooo:rsid="002307ef" officeooo:paragraph-rsid="002307ef" style:font-size-asian="16pt" style:font-weight-asian="bold" style:font-size-complex="16pt" style:font-weight-complex="bold"/>
    </style:style>
    <style:style style:name="P39" style:family="paragraph" style:parent-style-name="Standard" style:list-style-name="L4">
      <style:paragraph-properties fo:text-align="justify" style:justify-single-word="false"/>
      <style:text-properties fo:font-size="16pt" fo:font-weight="bold" officeooo:rsid="003aa26a" officeooo:paragraph-rsid="003aa26a" style:font-size-asian="16pt" style:font-weight-asian="bold" style:font-size-complex="16pt" style:font-weight-complex="bold"/>
    </style:style>
    <style:style style:name="P40" style:family="paragraph" style:parent-style-name="Standard" style:list-style-name="L4">
      <style:paragraph-properties fo:text-align="justify" style:justify-single-word="false"/>
      <style:text-properties fo:font-size="16pt" fo:font-weight="bold" officeooo:rsid="003ae151" officeooo:paragraph-rsid="003ae151" style:font-size-asian="16pt" style:font-weight-asian="bold" style:font-size-complex="16pt" style:font-weight-complex="bold"/>
    </style:style>
    <style:style style:name="P41" style:family="paragraph" style:parent-style-name="Standard" style:list-style-name="L4">
      <style:paragraph-properties fo:text-align="justify" style:justify-single-word="false"/>
      <style:text-properties fo:font-size="16pt" fo:font-style="italic" fo:font-weight="normal" officeooo:rsid="003aa26a" officeooo:paragraph-rsid="003aa26a" style:font-size-asian="16pt" style:font-style-asian="italic" style:font-weight-asian="normal" style:font-size-complex="16pt" style:font-style-complex="italic" style:font-weight-complex="normal"/>
    </style:style>
    <style:style style:name="P42" style:family="paragraph" style:parent-style-name="Standard" style:list-style-name="L3">
      <style:paragraph-properties fo:text-align="justify" style:justify-single-word="false"/>
      <style:text-properties fo:font-size="20pt" fo:font-weight="normal" officeooo:rsid="003ae151" officeooo:paragraph-rsid="003ae151" style:font-size-asian="16pt" style:font-weight-asian="normal" style:font-size-complex="16pt" style:font-weight-complex="normal"/>
    </style:style>
    <style:style style:name="T1" style:family="text">
      <style:text-properties officeooo:rsid="001b6214"/>
    </style:style>
    <style:style style:name="T2" style:family="text">
      <style:text-properties fo:font-weight="normal" officeooo:rsid="001b6214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officeooo:rsid="001f5392"/>
    </style:style>
    <style:style style:name="T5" style:family="text">
      <style:text-properties officeooo:rsid="002127b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3affe3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affe3" style:font-weight-asian="bold" style:font-weight-complex="bold"/>
    </style:style>
    <style:style style:name="T11" style:family="text">
      <style:text-properties officeooo:rsid="002a1788"/>
    </style:style>
    <style:style style:name="T12" style:family="text">
      <style:text-properties officeooo:rsid="002f3dea"/>
    </style:style>
    <style:style style:name="T13" style:family="text">
      <style:text-properties officeooo:rsid="00336167"/>
    </style:style>
    <style:style style:name="T14" style:family="text">
      <style:text-properties officeooo:rsid="003affe3"/>
    </style:style>
    <style:style style:name="T15" style:family="text">
      <style:text-properties officeooo:rsid="003fe3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</text:p>
      <text:p text:style-name="P1"/>
      <text:p text:style-name="P2">Chapter 3: Operators<text:span text:style-name="T15">b</text:span></text:p>
      <text:p text:style-name="P2"/>
      <text:list xml:id="list5350277334892944371" text:style-name="L1">
        <text:list-item>
          <text:p text:style-name="P11">Categories</text:p>
          <text:list>
            <text:list-item>
              <text:p text:style-name="P11">mathematical</text:p>
              <text:list>
                <text:list-item>
                  <text:p text:style-name="P11">+, -, *, /, %, ++, - -</text:p>
                  <text:list>
                    <text:list-item>
                      <text:p text:style-name="P11">note, differences in incremental change operator:</text:p>
                      <text:list>
                        <text:list-item>
                          <text:p text:style-name="P11">a = j++ // same as a = j ; j = j +1</text:p>
                        </text:list-item>
                        <text:list-item>
                          <text:p text:style-name="P11">a = ++j // same as <text:s/>j = j+1 ; a = j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relational</text:p>
              <text:list>
                <text:list-item>
                  <text:p text:style-name="P11">==, !=, &lt;, &lt;=, &gt;, &gt;=</text:p>
                </text:list-item>
                <text:list-item>
                  <text:p text:style-name="P11">be careful with only one = for ==,</text:p>
                  <text:list>
                    <text:list-item>
                      <text:p text:style-name="P11">if (a = 3) {BLOCK} will always execute since a is not 0 (0 is false)</text:p>
                    </text:list-item>
                  </text:list>
                </text:list-item>
                <text:list-item>
                  <text:p text:style-name="P12">No boolean type, everything except 0 is True</text:p>
                </text:list-item>
              </text:list>
            </text:list-item>
            <text:list-item>
              <text:p text:style-name="P11">logical</text:p>
              <text:list>
                <text:list-item>
                  <text:p text:style-name="P11">&amp;&amp;, | |, !</text:p>
                </text:list-item>
              </text:list>
            </text:list-item>
            <text:list-item>
              <text:p text:style-name="P11">bitwise</text:p>
              <text:list>
                <text:list-item>
                  <text:p text:style-name="P12">these are applied to one or two integers (same size obviously) , comparing bit by bit <text:s/></text:p>
                </text:list-item>
                <text:list-item>
                  <text:p text:style-name="P12">&amp;, |, ^, ~, &gt;&gt;, &lt;&lt;</text:p>
                </text:list-item>
                <text:list-item>
                  <text:p text:style-name="P12">and, or, xor, negate, shift right (lose right most bit and add a 0 at left), shift left (lose left most, add 0 to right most)</text:p>
                </text:list-item>
                <text:list-item>
                  <text:p text:style-name="P13">So 1111 &amp; 0100 is 0100</text:p>
                </text:list-item>
                <text:list-item>
                  <text:p text:style-name="P13">1111 | 0100 is 1111</text:p>
                </text:list-item>
                <text:list-item>
                  <text:p text:style-name="P13">1111 &gt;&gt; is 0111</text:p>
                </text:list-item>
                <text:list-item>
                  <text:p text:style-name="P13">1111 &lt;&lt; is 1110</text:p>
                </text:list-item>
                <text:list-item>
                  <text:p text:style-name="P13">1111 ^ 0100 is 1011</text:p>
                </text:list-item>
                <text:list-item>
                  <text:p text:style-name="P13">~ 1111 is 0000</text:p>
                </text:list-item>
              </text:list>
            </text:list-item>
            <text:list-item>
              <text:p text:style-name="P11">assignment</text:p>
              <text:list>
                <text:list-item>
                  <text:p text:style-name="P12">special assignment +=, -=, *=, /=, &gt;&gt;=, &lt;&lt;=, &amp;=, ^=, </text:p>
                </text:list-item>
                <text:list-item>
                  <text:p text:style-name="P12">a bit more efficient machine code, don’t overuse</text:p>
                </text:list-item>
              </text:list>
            </text:list-item>
          </text:list>
        </text:list-item>
        <text:list-item>
          <text:p text:style-name="P11">Operators are either unary or binary</text:p>
          <text:list>
            <text:list-item>
              <text:p text:style-name="P11">unary ex: -</text:p>
            </text:list-item>
            <text:list-item>
              <text:p text:style-name="P11">binary ex: +</text:p>
            </text:list-item>
            <text:list-item>
              <text:p text:style-name="P11">ternary:</text:p>
              <text:list>
                <text:list-item>
                  <text:p text:style-name="P11"><text:soft-page-break/>only one of these</text:p>
                </text:list-item>
                <text:list-item>
                  <text:p text:style-name="P11">“Conditional operator”</text:p>
                </text:list-item>
                <text:list-item>
                  <text:p text:style-name="P11">max = x &gt; y ? x : y</text:p>
                </text:list-item>
                <text:list-item>
                  <text:p text:style-name="P11">same as, with symbol &amp;, &amp;(x&gt;y, x, y). See, it’s trinary!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Chapter 4</text:p>
      <text:p text:style-name="P7"/>
      <text:p text:style-name="P7">This stuff is easy: if, else if, else, while loops, do while loops, for loops, switch statement.</text:p>
      <text:p text:style-name="P7"/>
      <text:p text:style-name="P3">Chapter 5: Compound Data Types</text:p>
      <text:p text:style-name="P3"/>
      <text:list xml:id="list2365990498368380676" text:style-name="L2">
        <text:list-item>
          <text:p text:style-name="P14">Arrays</text:p>
          <text:list>
            <text:list-item>
              <text:p text:style-name="P14">fixed length and of one type, can have arrays of structures</text:p>
            </text:list-item>
            <text:list-item>
              <text:p text:style-name="P14">nice thing is random access (access is constant time)</text:p>
            </text:list-item>
            <text:list-item>
              <text:p text:style-name="P14">Multi <text:span text:style-name="T13">dimensional</text:span> arrays</text:p>
              <text:list>
                <text:list-item>
                  <text:p text:style-name="P14">1d array is just sequence of scalar objects</text:p>
                </text:list-item>
                <text:list-item>
                  <text:p text:style-name="P14">2d is sequence of 1 <text:span text:style-name="T13">dimensional</text:span> array</text:p>
                </text:list-item>
                <text:list-item>
                  <text:p text:style-name="P14">kth is a sequence of k-1 <text:span text:style-name="T13">dimensional</text:span> arrays</text:p>
                </text:list-item>
                <text:list-item>
                  <text:p text:style-name="P14">Syntax:</text:p>
                  <text:list>
                    <text:list-item>
                      <text:p text:style-name="P14"><text:span text:style-name="T1">int </text:span>a<text:span text:style-name="T1">[][2]</text:span> = {<text:span text:style-name="T1">{</text:span>1,<text:span text:style-name="T1">3}</text:span> {<text:span text:style-name="T1">4</text:span>, 2, }};</text:p>
                    </text:list-item>
                    <text:list-item>
                      <text:p text:style-name="P15">so a[1][0] is 4</text:p>
                    </text:list-item>
                    <text:list-item>
                      <text:p text:style-name="P15">3d</text:p>
                      <text:list>
                        <text:list-item>
                          <text:p text:style-name="P37"><text:span text:style-name="T2">a[][3][2] = </text:span><text:span text:style-name="T3">{ <text:s/>{{1,2}, {3,4}, {5,6}} <text:s/>, {{7,8}, {9,0}, {1,2}} <text:s/>};</text:span></text:p>
                        </text:list-item>
                        <text:list-item>
                          <text:p text:style-name="P15">a[0][2][1] <text:s/>is 6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Strings</text:p>
          <text:list>
            <text:list-item>
              <text:p text:style-name="P15">an array of characters with the last being the null byte “\0”</text:p>
            </text:list-item>
            <text:list-item>
              <text:p text:style-name="P15">allows for easy other functions and so we can tell when the string ends…</text:p>
            </text:list-item>
            <text:list-item>
              <text:p text:style-name="P15">also allows a variable length string</text:p>
            </text:list-item>
            <text:list-item>
              <text:p text:style-name="P15">string.h contains some functions</text:p>
              <text:list>
                <text:list-item>
                  <text:p text:style-name="P15"><text:soft-page-break/>strcpy</text:p>
                </text:list-item>
                <text:list-item>
                  <text:p text:style-name="P15">strcat</text:p>
                </text:list-item>
                <text:list-item>
                  <text:p text:style-name="P15">memcpy (copy of a certain size)</text:p>
                </text:list-item>
                <text:list-item>
                  <text:p text:style-name="P15">strcmp</text:p>
                </text:list-item>
                <text:list-item>
                  <text:p text:style-name="P15">memcmp</text:p>
                </text:list-item>
              </text:list>
            </text:list-item>
            <text:list-item>
              <text:p text:style-name="P15">In core formating</text:p>
              <text:list>
                <text:list-item>
                  <text:p text:style-name="P15">%d is integer</text:p>
                </text:list-item>
                <text:list-item>
                  <text:p text:style-name="P15">%f is float</text:p>
                </text:list-item>
                <text:list-item>
                  <text:p text:style-name="P15">%s is string</text:p>
                </text:list-item>
                <text:list-item>
                  <text:p text:style-name="P16">sprintf (same with sscanf)</text:p>
                  <text:list>
                    <text:list-item>
                      <text:p text:style-name="P16">this prints out something and the stores it in first argument</text:p>
                    </text:list-item>
                    <text:list-item>
                      <text:p text:style-name="P16">sprintf(astring, “hi %d”, 3) <text:s/>will store astring as “hi 3”</text:p>
                    </text:list-item>
                  </text:list>
                </text:list-item>
                <text:list-item>
                  <text:p text:style-name="P16">If a string is stored as var x, and you printout x+1, then it will print the string excluding the first letter</text:p>
                  <text:list>
                    <text:list-item>
                      <text:p text:style-name="P16">char x[] = “hello”</text:p>
                    </text:list-item>
                    <text:list-item>
                      <text:p text:style-name="P16">printf(“%s and %s\n”, x + 1, x+2);</text:p>
                      <text:list>
                        <text:list-item>
                          <text:p text:style-name="P16">ello and llo</text:p>
                        </text:list-item>
                      </text:list>
                    </text:list-item>
                  </text:list>
                </text:list-item>
                <text:list-item>
                  <text:p text:style-name="P16">Note that to store string with scanf, no pointer</text:p>
                  <text:list>
                    <text:list-item>
                      <text:p text:style-name="P16">char name[10];</text:p>
                    </text:list-item>
                    <text:list-item>
                      <text:p text:style-name="P16">scanf(“%s”, name )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Structures</text:p>
          <text:list>
            <text:list-item>
              <text:p text:style-name="P16">Data record, fixed size collection of different variables, </text:p>
              <text:list>
                <text:list-item>
                  <text:p text:style-name="P16">Access “members” (the variables in the structure) with .</text:p>
                </text:list-item>
                <text:list-item>
                  <text:p text:style-name="P16">Syntax</text:p>
                  <text:list>
                    <text:list-item>
                      <text:p text:style-name="P16">struct aName{</text:p>
                    </text:list-item>
                    <text:list-item>
                      <text:p text:style-name="P16">char first[20];</text:p>
                    </text:list-item>
                    <text:list-item>
                      <text:p text:style-name="P16">int num;</text:p>
                    </text:list-item>
                    <text:list-item>
                      <text:p text:style-name="P16">float age;</text:p>
                    </text:list-item>
                    <text:list-item>
                      <text:p text:style-name="P16">}; //&lt;&lt;&lt;need semicolon</text:p>
                    </text:list-item>
                    <text:list-item>
                      <text:p text:style-name="P16">struct aName bob = {“hello”, 2, 3.1415};</text:p>
                    </text:list-item>
                    <text:list-item>
                      <text:p text:style-name="P16">bob.num</text:p>
                    </text:list-item>
                    <text:list-item>
                      <text:p text:style-name="P16">bob.age</text:p>
                    </text:list-item>
                    <text:list-item>
                      <text:p text:style-name="P16">bob.first</text:p>
                    </text:list-item>
                  </text:list>
                </text:list-item>
              </text:list>
            </text:list-item>
            <text:list-item>
              <text:p text:style-name="P17">Slightly Complex Example</text:p>
              <text:list>
                <text:list-item>
                  <text:p text:style-name="P18">just has a struct inside it</text:p>
                </text:list-item>
                <text:list-item>
                  <text:p text:style-name="P18">See the <text:span text:style-name="T4">file workspace/C/</text:span>expirementation/structs.c</text:p>
                </text:list-item>
              </text:list>
            </text:list-item>
          </text:list>
        </text:list-item>
      </text:list>
      <text:p text:style-name="P8"><text:soft-page-break/></text:p>
      <text:p text:style-name="P8"/>
      <text:p text:style-name="P4">Chapter <text:span text:style-name="T5">6: Functions</text:span></text:p>
      <text:p text:style-name="P4"/>
      <text:list xml:id="list3450172231680605827" text:style-name="L3">
        <text:list-item>
          <text:p text:style-name="P38">C is procedural</text:p>
          <text:list>
            <text:list-item>
              <text:p text:style-name="P38">it’s building blocks are functions</text:p>
            </text:list-item>
            <text:list-item>
              <text:p text:style-name="P38">Functions have scope</text:p>
            </text:list-item>
            <text:list-item>
              <text:p text:style-name="P38">Memory is automatic , static or global</text:p>
            </text:list-item>
          </text:list>
        </text:list-item>
        <text:list-item>
          <text:p text:style-name="P19">Functions are defined at file scope</text:p>
          <text:list>
            <text:list-item>
              <text:p text:style-name="P19">can’t nest functions</text:p>
            </text:list-item>
            <text:list-item>
              <text:p text:style-name="P19">enclosed in braces {}</text:p>
            </text:list-item>
            <text:list-item>
              <text:p text:style-name="P19">May take arguments and return a value; name should suggest meaning</text:p>
            </text:list-item>
          </text:list>
        </text:list-item>
        <text:list-item>
          <text:p text:style-name="P38">Value semantics</text:p>
          <text:list>
            <text:list-item>
              <text:p text:style-name="P19">arguments of a function are copied, so you can change those variables inside the function and it would have <text:span text:style-name="T6">no</text:span> change outside the function</text:p>
            </text:list-item>
            <text:list-item>
              <text:p text:style-name="P19">The return is also a <text:span text:style-name="T9">copy </text:span>of the return thing</text:p>
            </text:list-item>
            <text:list-item>
              <text:p text:style-name="P19">In other words, before the arguments are taken or variable returned, the compiler makes a copy of the value of the respective variables and passes that along</text:p>
            </text:list-item>
          </text:list>
        </text:list-item>
        <text:list-item>
          <text:p text:style-name="P19">Void keyword has 2 functions</text:p>
          <text:list>
            <text:list-item>
              <text:p text:style-name="P19">specify that a function has no return value</text:p>
              <text:list>
                <text:list-item>
                  <text:p text:style-name="P19">this makes it what is called a procedure in other languages</text:p>
                </text:list-item>
              </text:list>
            </text:list-item>
            <text:list-item>
              <text:p text:style-name="P19">Disallow arguments</text:p>
              <text:list>
                <text:list-item>
                  <text:p text:style-name="P19">int func(void)</text:p>
                  <text:list>
                    <text:list-item>
                      <text:p text:style-name="P19">{</text:p>
                    </text:list-item>
                    <text:list-item>
                      <text:p text:style-name="P19">return 3;</text:p>
                    </text:list-item>
                    <text:list-item>
                      <text:p text:style-name="P19">}</text:p>
                    </text:list-item>
                  </text:list>
                </text:list-item>
                <text:list-item>
                  <text:p text:style-name="P19">This ^ does not allow any inputs to the function.</text:p>
                </text:list-item>
              </text:list>
            </text:list-item>
          </text:list>
        </text:list-item>
        <text:list-item>
          <text:p text:style-name="P20">Functions should be declared or defined before called</text:p>
          <text:list>
            <text:list-item>
              <text:p text:style-name="P20">separation of declaration and definition allows you to call functions from different files</text:p>
            </text:list-item>
            <text:list-item>
              <text:p text:style-name="P20">Prototype (or declaration)</text:p>
            </text:list-item>
            <text:list-item>
              <text:p text:style-name="P20">Ex:</text:p>
            </text:list-item>
            <text:list-item>
              <text:p text:style-name="P20">float ave(int, int); //declaration or prototype</text:p>
            </text:list-item>
            <text:list-item>
              <text:p text:style-name="P20">int main () {calls ave}</text:p>
            </text:list-item>
            <text:list-item>
              <text:p text:style-name="P20">ave (int a, int b){…} //definition</text:p>
            </text:list-item>
          </text:list>
        </text:list-item>
        <text:list-item>
          <text:p text:style-name="P20"><text:soft-page-break/>Multiple File Usage</text:p>
          <text:list>
            <text:list-item>
              <text:p text:style-name="P20">3 files</text:p>
            </text:list-item>
            <text:list-item>
              <text:p text:style-name="P20">mystuff.h</text:p>
              <text:list>
                <text:list-item>
                  <text:p text:style-name="P20">float ave(int, int); //declaration</text:p>
                </text:list-item>
              </text:list>
            </text:list-item>
            <text:list-item>
              <text:p text:style-name="P20">mystuff.c</text:p>
              <text:list>
                <text:list-item>
                  <text:p text:style-name="P21">#include “mystuff.h”</text:p>
                </text:list-item>
                <text:list-item>
                  <text:p text:style-name="P20">float ave(int a, int b) {..implementation}</text:p>
                </text:list-item>
              </text:list>
            </text:list-item>
            <text:list-item>
              <text:p text:style-name="P21">fun3.c</text:p>
              <text:list>
                <text:list-item>
                  <text:p text:style-name="P21">#include &lt;stdio.h&gt;</text:p>
                </text:list-item>
                <text:list-item>
                  <text:p text:style-name="P21">#include “mystuff.h”</text:p>
                </text:list-item>
                <text:list-item>
                  <text:p text:style-name="P21">int main() {</text:p>
                  <text:list>
                    <text:list-item>
                      <text:p text:style-name="P21">ave(x,y);</text:p>
                    </text:list-item>
                    <text:list-item>
                      <text:p text:style-name="P21">}</text:p>
                    </text:list-item>
                  </text:list>
                </text:list-item>
              </text:list>
            </text:list-item>
            <text:list-item>
              <text:p text:style-name="P21">Scope</text:p>
              <text:list>
                <text:list-item>
                  <text:p text:style-name="P21">C is a “block” scope language</text:p>
                </text:list-item>
                <text:list-item>
                  <text:p text:style-name="P21">3 types of scope</text:p>
                  <text:list>
                    <text:list-item>
                      <text:p text:style-name="P21">local scope: variable only seen inside {block}</text:p>
                      <text:list>
                        <text:list-item>
                          <text:p text:style-name="P21">in functions and loops and if statements <text:span text:style-name="T11">or inside ANY {block}</text:span></text:p>
                        </text:list-item>
                      </text:list>
                    </text:list-item>
                    <text:list-item>
                      <text:p text:style-name="P21">File scope</text:p>
                      <text:list>
                        <text:list-item>
                          <text:p text:style-name="P21">Outside of a func, from there until end of file</text:p>
                        </text:list-item>
                        <text:list-item>
                          <text:p text:style-name="P21">ex: functions themselves</text:p>
                        </text:list-item>
                      </text:list>
                    </text:list-item>
                    <text:list-item>
                      <text:p text:style-name="P21">Program scope</text:p>
                      <text:list>
                        <text:list-item>
                          <text:p text:style-name="P22">i.e., it is in a #included file or a recursively in one of those files’ dependencies</text:p>
                        </text:list-item>
                      </text:list>
                    </text:list-item>
                    <text:list-item>
                      <text:p text:style-name="P21">Other, not relevant ones too</text:p>
                    </text:list-item>
                    <text:list-item>
                      <text:p text:style-name="P22">General rule:</text:p>
                      <text:list>
                        <text:list-item>
                          <text:p text:style-name="P22">1. If a name not <text:span text:style-name="T8">yet </text:span><text:span text:style-name="T10">(it can be defined later!, see Expirementation/scope.c) </text:span>defined in the scope currently being looked at (the first scope searched is that in which the variable is used), it is searched for in the parent</text:p>
                          <text:list>
                            <text:list-item>
                              <text:p text:style-name="P22">this means declaring a = 30; {a =2; printf(“%d”,a);} will print 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Variables</text:p>
              <text:list>
                <text:list-item>
                  <text:p text:style-name="P22">Automatic <text:span text:style-name="T14">Variables</text:span></text:p>
                  <text:list>
                    <text:list-item>
                      <text:p text:style-name="P23">allocated on the program stack (so they are used and then discarded)</text:p>
                    </text:list-item>
                    <text:list-item>
                      <text:p text:style-name="P23"><text:soft-page-break/>reinitialized everytime execution enters it’s block (i.e., think of functions, local variables there are allocated, and then removed when the function returns or ends)</text:p>
                    </text:list-item>
                    <text:list-item>
                      <text:p text:style-name="P23">Precisely those variables defined inside a block without the keyword “static”</text:p>
                    </text:list-item>
                  </text:list>
                </text:list-item>
                <text:list-item>
                  <text:p text:style-name="P24">Static variables</text:p>
                  <text:list>
                    <text:list-item>
                      <text:p text:style-name="P24">Not on stack; in special data area</text:p>
                    </text:list-item>
                    <text:list-item>
                      <text:p text:style-name="P24">Precisely variables in “file scope” or variables in a block declared with keyword “static”</text:p>
                    </text:list-item>
                    <text:list-item>
                      <text:p text:style-name="P42">These variables are initialized <text:span text:style-name="T7">only once</text:span>, sometimes during the startup of the program</text:p>
                    </text:list-item>
                    <text:list-item>
                      <text:p text:style-name="P24">example:</text:p>
                      <text:list>
                        <text:list-item>
                          <text:p text:style-name="P24">int count() {</text:p>
                          <text:list>
                            <text:list-item>
                              <text:p text:style-name="P24">static x = 0;</text:p>
                            </text:list-item>
                            <text:list-item>
                              <text:p text:style-name="P24">x++;</text:p>
                            </text:list-item>
                            <text:list-item>
                              <text:p text:style-name="P24">return x;</text:p>
                            </text:list-item>
                            <text:list-item>
                              <text:p text:style-name="P24">}</text:p>
                            </text:list-item>
                          </text:list>
                        </text:list-item>
                        <text:list-item>
                          <text:p text:style-name="P24">calling count() 3 times in main() will return 1,2,3 because x=0 is initialized only once, in the first call to count()</text:p>
                        </text:list-item>
                      </text:list>
                    </text:list-item>
                  </text:list>
                </text:list-item>
                <text:list-item>
                  <text:p text:style-name="P24">Global variables</text:p>
                  <text:list>
                    <text:list-item>
                      <text:p text:style-name="P24">these have “program scope”</text:p>
                    </text:list-item>
                    <text:list-item>
                      <text:p text:style-name="P24">All variables outside of functions have program scope unless explicitly restricted </text:p>
                      <text:list>
                        <text:list-item>
                          <text:p text:style-name="P25">to restrict it, use keyword “static”</text:p>
                        </text:list-item>
                        <text:list-item>
                          <text:p text:style-name="P25">ex:</text:p>
                          <text:list>
                            <text:list-item>
                              <text:p text:style-name="P25">(File.c)</text:p>
                            </text:list-item>
                            <text:list-item>
                              <text:p text:style-name="P25">int y<text:span text:style-name="T12">=4</text:span>;</text:p>
                            </text:list-item>
                            <text:list-item>
                              <text:p text:style-name="P25">static int x;</text:p>
                            </text:list-item>
                            <text:list-item>
                              <text:p text:style-name="P25">int func(){}</text:p>
                            </text:list-item>
                            <text:list-item>
                              <text:p text:style-name="P25">int main(){return 0;}</text:p>
                            </text:list-item>
                          </text:list>
                        </text:list-item>
                        <text:list-item>
                          <text:p text:style-name="P25">x is file scope but not program scope</text:p>
                        </text:list-item>
                        <text:list-item>
                          <text:p text:style-name="P26">To use ex:</text:p>
                          <text:list>
                            <text:list-item>
                              <text:p text:style-name="P26">File1.c</text:p>
                            </text:list-item>
                            <text:list-item>
                              <text:p text:style-name="P26">extern int y;</text:p>
                              <text:list>
                                <text:list-item>
                                  <text:p text:style-name="P27">you only use the keyword “extern” if you are not in a function or block</text:p>
                                </text:list-item>
                                <text:list-item>
                                  <text:p text:style-name="P27"><text:soft-page-break/>recall main() is a function too!!</text:p>
                                </text:list-item>
                              </text:list>
                            </text:list-item>
                            <text:list-item>
                              <text:p text:style-name="P26">printf(%d, y)</text:p>
                            </text:list-item>
                          </text:list>
                        </text:list-item>
                        <text:list-item>
                          <text:p text:style-name="P26">compile: gcc File.c File1.c -o output</text:p>
                        </text:list-item>
                        <text:list-item>
                          <text:p text:style-name="P26">run: ./output</text:p>
                        </text:list-item>
                      </text:list>
                    </text:list-item>
                    <text:list-item>
                      <text:p text:style-name="P26">You can do this to hide data when calling from other files</text:p>
                      <text:list>
                        <text:list-item>
                          <text:p text:style-name="P26">do static int func() {}</text:p>
                        </text:list-item>
                        <text:list-item>
                          <text:p text:style-name="P26">static var x;</text:p>
                        </text:list-item>
                        <text:list-item>
                          <text:p text:style-name="P26">static struct </text:p>
                        </text:list-item>
                      </text:list>
                    </text:list-item>
                    <text:list-item>
                      <text:p text:style-name="P26">Then, you select the specific functions and vars you want to allow to be public</text:p>
                    </text:list-item>
                  </text:list>
                </text:list-item>
              </text:list>
            </text:list-item>
            <text:list-item>
              <text:p text:style-name="P28">Stack example, ideas</text:p>
              <text:list>
                <text:list-item>
                  <text:p text:style-name="P29">make sure to include the implementation you either</text:p>
                  <text:list>
                    <text:list-item>
                      <text:p text:style-name="P29">1. create a header file and #include that header file file1.h into file1.c and then just include the header file in use_file.c</text:p>
                    </text:list-item>
                    <text:list-item>
                      <text:p text:style-name="P29">OR… 2. just make the implementation file1.c and #include “file1.c” in use_file.c</text:p>
                    </text:list-item>
                  </text:list>
                </text:list-item>
                <text:list-item>
                  <text:p text:style-name="P30">To compile with 1:</text:p>
                  <text:list>
                    <text:list-item>
                      <text:p text:style-name="P30">gcc -c file1.c use_file.c</text:p>
                    </text:list-item>
                    <text:list-item>
                      <text:p text:style-name="P30">gcc file1.o use_file.o</text:p>
                    </text:list-item>
                  </text:list>
                </text:list-item>
                <text:list-item>
                  <text:p text:style-name="P30">To compile with 2:</text:p>
                  <text:list>
                    <text:list-item>
                      <text:p text:style-name="P30">gcc use_file.c</text:p>
                    </text:list-item>
                  </text:list>
                </text:list-item>
                <text:list-item>
                  <text:p text:style-name="P30">The use of header is good practice</text:p>
                </text:list-item>
              </text:list>
            </text:list-item>
          </text:list>
        </text:list-item>
      </text:list>
      <text:p text:style-name="P9"/>
      <text:p text:style-name="P5">Chapter 7</text:p>
      <text:p text:style-name="P5"/>
      <text:list xml:id="list7512395288908273642" text:style-name="L4">
        <text:list-item>
          <text:p text:style-name="P32">Overview</text:p>
          <text:list>
            <text:list-item>
              <text:p text:style-name="P32">It’s all about indirection</text:p>
            </text:list-item>
            <text:list-item>
              <text:p text:style-name="P32">Simulating call by reference</text:p>
            </text:list-item>
            <text:list-item>
              <text:p text:style-name="P32">Command line arguments</text:p>
            </text:list-item>
            <text:list-item>
              <text:p text:style-name="P32">Heap variables (dynamic memory)</text:p>
            </text:list-item>
          </text:list>
        </text:list-item>
        <text:list-item>
          <text:p text:style-name="P32">2 operators</text:p>
          <text:list>
            <text:list-item>
              <text:p text:style-name="P32">&amp;: address of</text:p>
            </text:list-item>
            <text:list-item>
              <text:p text:style-name="P32">*: what it points to (“De-referencing”)</text:p>
            </text:list-item>
          </text:list>
        </text:list-item>
        <text:list-item>
          <text:p text:style-name="P32">Can change things in main from function with pointer given</text:p>
        </text:list-item>
        <text:list-item>
          <text:p text:style-name="P33">Ragged arrays: using pointers to conserve memory</text:p>
          <text:list>
            <text:list-item>
              <text:p text:style-name="P33">ex, an array of strings</text:p>
            </text:list-item>
            <text:list-item>
              <text:p text:style-name="P34"><text:soft-page-break/>allocate an array of pointers to char</text:p>
            </text:list-item>
            <text:list-item>
              <text:p text:style-name="P35">char *names[5];</text:p>
            </text:list-item>
            <text:list-item>
              <text:p text:style-name="P35">to use, </text:p>
              <text:list>
                <text:list-item>
                  <text:p text:style-name="P35">names[i] = malloc(some size)</text:p>
                </text:list-item>
                <text:list-item>
                  <text:p text:style-name="P35">names[i] = “some string that fits in some size”</text:p>
                </text:list-item>
              </text:list>
            </text:list-item>
          </text:list>
        </text:list-item>
        <text:list-item>
          <text:p text:style-name="P34">Command line arguments</text:p>
          <text:list>
            <text:list-item>
              <text:p text:style-name="P34">these are given as arguments to main</text:p>
            </text:list-item>
            <text:list-item>
              <text:p text:style-name="P34">these are in the form of a ragged array</text:p>
            </text:list-item>
            <text:list-item>
              <text:p text:style-name="P34">syntax:</text:p>
              <text:list>
                <text:list-item>
                  <text:p text:style-name="P39">int main(int argc, char * argv[])</text:p>
                </text:list-item>
                <text:list-item>
                  <text:p text:style-name="P34">// you can make the names argc, argv whatever, but these are standard</text:p>
                </text:list-item>
                <text:list-item>
                  <text:p text:style-name="P34">//just use it that way</text:p>
                </text:list-item>
                <text:list-item>
                  <text:p text:style-name="P34">if you do:</text:p>
                  <text:list>
                    <text:list-item>
                      <text:p text:style-name="P34">int main(int argc, char *argv[])</text:p>
                    </text:list-item>
                    <text:list-item>
                      <text:p text:style-name="P34">{</text:p>
                    </text:list-item>
                    <text:list-item>
                      <text:p text:style-name="P34">//print each arg</text:p>
                    </text:list-item>
                    <text:list-item>
                      <text:p text:style-name="P34">}</text:p>
                    </text:list-item>
                    <text:list-item>
                      <text:p text:style-name="P34">//we would get the name of the execution as the first arguments</text:p>
                    </text:list-item>
                  </text:list>
                </text:list-item>
              </text:list>
            </text:list-item>
            <text:list-item>
              <text:p text:style-name="P34">Null is special pointer, it is special because it is invalid and cannot be allocated to or used</text:p>
              <text:list>
                <text:list-item>
                  <text:p text:style-name="P34">it is a flag and a security thing to help stop mistakes</text:p>
                </text:list-item>
                <text:list-item>
                  <text:p text:style-name="P41">you can’t dereference null (assign a value)</text:p>
                </text:list-item>
              </text:list>
            </text:list-item>
          </text:list>
        </text:list-item>
        <text:list-item>
          <text:p text:style-name="P31">Memory on Heap</text:p>
          <text:list>
            <text:list-item>
              <text:p text:style-name="P34">Asking for memory on the heap is called <text:span text:style-name="T6">malloc( number of bytes)</text:span></text:p>
              <text:list>
                <text:list-item>
                  <text:p text:style-name="P31">if malloc can’t get memory, it returns NULL</text:p>
                </text:list-item>
              </text:list>
            </text:list-item>
            <text:list-item>
              <text:p text:style-name="P31">You release your memory when you no longer need some area of memory</text:p>
              <text:list>
                <text:list-item>
                  <text:p text:style-name="P31">free(pointer_that_you_got_from_malloc)</text:p>
                </text:list-item>
              </text:list>
            </text:list-item>
            <text:list-item>
              <text:p text:style-name="P31">4 functions in &lt;stdlib.h&gt;</text:p>
              <text:list>
                <text:list-item>
                  <text:p text:style-name="P40">void *malloc(size_t size);</text:p>
                  <text:list>
                    <text:list-item>
                      <text:p text:style-name="P31">type size_t is just an unsigned integer for number of bytes</text:p>
                    </text:list-item>
                    <text:list-item>
                      <text:p text:style-name="P31">essentially, “void *thing” means a pointer to some generic thing, so *thing is some thing, we don’t know, call it void</text:p>
                    </text:list-item>
                  </text:list>
                </text:list-item>
                <text:list-item>
                  <text:p text:style-name="P40">void free(void *ptr);</text:p>
                </text:list-item>
                <text:list-item>
                  <text:p text:style-name="P40">void * calloc(size_t nelems, size_t elem_size);</text:p>
                  <text:list>
                    <text:list-item>
                      <text:p text:style-name="P31">this defines an array of nelements elements in the array and each one has size elem_size</text:p>
                    </text:list-item>
                    <text:list-item>
                      <text:p text:style-name="P31"><text:soft-page-break/>system just multiplies nelems with elem_size and allocates that and returns a pointer to that</text:p>
                    </text:list-item>
                  </text:list>
                </text:list-item>
                <text:list-item>
                  <text:p text:style-name="P40">void *realloc(void *ptr, size_t size);</text:p>
                  <text:list>
                    <text:list-item>
                      <text:p text:style-name="P31">reallocates a pointer to a new size</text:p>
                    </text:list-item>
                    <text:list-item>
                      <text:p text:style-name="P31">often quite <text:span text:style-name="T14">usefu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Arrays are always passed by reference</text:p>
          <text:list>
            <text:list-item>
              <text:p text:style-name="P35">they are not scalar objects, </text:p>
            </text:list-item>
            <text:list-item>
              <text:p text:style-name="P35">all arrays are pointers to the first element in an array, </text:p>
            </text:list-item>
            <text:list-item>
              <text:p text:style-name="P35">so:</text:p>
              <text:list>
                <text:list-item>
                  <text:p text:style-name="P35">int x[3] = {1,2,3}</text:p>
                </text:list-item>
                <text:list-item>
                  <text:p text:style-name="P35">printf(%d, *(x+1));</text:p>
                </text:list-item>
                <text:list-item>
                  <text:p text:style-name="P36">prints 2</text:p>
                </text:list-item>
              </text:list>
            </text:list-item>
            <text:list-item>
              <text:p text:style-name="P36">Note, this means char x[] and char *x are exactly the same thing.</text:p>
            </text:list-item>
            <text:list-item>
              <text:p text:style-name="P36"/>
            </text:list-item>
          </text:list>
        </text:list-item>
      </text:list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6:29:04.673426838</meta:creation-date>
    <meta:generator>LibreOffice/5.1.4.2$Linux_X86_64 LibreOffice_project/10m0$Build-2</meta:generator>
    <dc:date>2016-07-18T22:29:17.559175283</dc:date>
    <meta:editing-duration>PT19H9M50S</meta:editing-duration>
    <meta:editing-cycles>14</meta:editing-cycles>
    <meta:document-statistic meta:table-count="0" meta:image-count="0" meta:object-count="0" meta:page-count="9" meta:paragraph-count="256" meta:word-count="1764" meta:character-count="8682" meta:non-whitespace-character-count="7407"/>
  </office:meta>
</office:document-meta>
</file>